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80808" style:font-name="JetBrains Mono" fo:font-size="9.80000019073486pt" fo:font-weight="bold" fo:background-color="#ffffff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/>
    </style:style>
    <style:style style:name="T2" style:family="text">
      <style:text-properties fo:color="#0033b3"/>
    </style:style>
    <style:style style:name="T3" style:family="text">
      <style:text-properties fo:color="#0033b3" fo:font-size="12pt" style:font-size-asian="12pt" style:font-size-complex="12pt"/>
    </style:style>
    <style:style style:name="T4" style:family="text">
      <style:text-properties fo:color="#0033b3" fo:font-size="11pt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627a"/>
    </style:style>
    <style:style style:name="T9" style:family="text">
      <style:text-properties fo:color="#00627a" fo:font-size="12pt" style:font-size-asian="12pt" style:font-size-complex="12pt"/>
    </style:style>
    <style:style style:name="T10" style:family="text">
      <style:text-properties fo:color="#00627a" fo:font-size="11pt" style:font-size-asian="11pt" style:font-size-complex="11pt"/>
    </style:style>
    <style:style style:name="T11" style:family="text">
      <style:text-properties fo:color="#067d17"/>
    </style:style>
    <style:style style:name="T12" style:family="text">
      <style:text-properties fo:color="#067d17" fo:font-size="12pt" style:font-size-asian="12pt" style:font-size-complex="12pt"/>
    </style:style>
    <style:style style:name="T13" style:family="text">
      <style:text-properties fo:color="#067d17" fo:font-size="11pt" style:font-size-asian="11pt" style:font-size-complex="11pt"/>
    </style:style>
    <style:style style:name="T14" style:family="text">
      <style:text-properties fo:color="#0037a6"/>
    </style:style>
    <style:style style:name="T15" style:family="text">
      <style:text-properties fo:color="#0037a6" fo:font-size="12pt" style:font-size-asian="12pt" style:font-size-complex="12pt"/>
    </style:style>
    <style:style style:name="T16" style:family="text">
      <style:text-properties fo:color="#0037a6" fo:font-size="11pt" style:font-size-asian="11pt" style:font-size-complex="11pt"/>
    </style:style>
    <style:style style:name="T17" style:family="text">
      <style:text-properties fo:color="#1750eb"/>
    </style:style>
    <style:style style:name="T18" style:family="text">
      <style:text-properties fo:color="#1750eb" fo:font-size="12pt" style:font-size-asian="12pt" style:font-size-complex="12pt"/>
    </style:style>
    <style:style style:name="T19" style:family="text">
      <style:text-properties fo:color="#1750eb" fo:font-size="11pt" style:font-size-asian="11pt" style:font-size-complex="11pt"/>
    </style:style>
    <style:style style:name="T20" style:family="text">
      <style:text-properties fo:color="#871094" fo:font-style="italic"/>
    </style:style>
    <style:style style:name="T21" style:family="text">
      <style:text-properties fo:color="#871094" fo:font-size="12pt" fo:font-style="italic" style:font-size-asian="12pt" style:font-size-complex="12pt"/>
    </style:style>
    <style:style style:name="T22" style:family="text">
      <style:text-properties fo:color="#871094" fo:font-size="11pt" fo:font-style="italic" style:font-size-asian="11pt" style:font-size-complex="11pt"/>
    </style:style>
    <style:style style:name="T23" style:family="text">
      <style:text-properties fo:color="#8c8c8c"/>
    </style:style>
    <style:style style:name="T24" style:family="text">
      <style:text-properties fo:color="#8c8c8c" fo:font-style="italic"/>
    </style:style>
    <style:style style:name="T25" style:family="text">
      <style:text-properties fo:color="#8c8c8c" fo:font-size="12pt" fo:font-style="italic" style:font-size-asian="12pt" style:font-size-complex="12pt"/>
    </style:style>
    <style:style style:name="T26" style:family="text">
      <style:text-properties fo:color="#8c8c8c" fo:font-size="12pt" style:font-size-asian="12pt" style:font-size-complex="12pt"/>
    </style:style>
    <style:style style:name="T27" style:family="text">
      <style:text-properties fo:color="#8c8c8c" fo:font-size="11pt" fo:font-style="italic" style:font-size-asian="11pt" style:font-size-complex="11pt"/>
    </style:style>
    <style:style style:name="T28" style:family="text">
      <style:text-properties fo:color="#8c8c8c" fo:font-size="11pt" style:font-size-asian="11pt" style:font-size-complex="11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font-style="italic" style:font-size-asian="12pt" style:font-size-complex="12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fo:font-style="italic" style:font-size-asian="11pt" style:font-size-complex="11pt"/>
    </style:style>
    <style:style style:name="T33" style:family="text">
      <style:text-properties fo:color="#000033" fo:font-size="11pt" fo:font-style="italic" style:font-size-asian="11pt" style:font-size-complex="11pt"/>
    </style:style>
    <style:style style:name="T34" style:family="text">
      <style:text-properties fo:color="#000033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YING AN IPHONE 12 IN AMAZON</text:p>
      <text:p text:style-name="P1"/>
      <text:p text:style-name="P2"><text:line-break/><text:span text:style-name="T4">public class </text:span><text:span text:style-name="T7">Seleniumdemo </text:span><text:span text:style-name="T31">{<text:line-break/> <text:s text:c="2"/></text:span><text:span text:style-name="T4">public static void </text:span><text:span text:style-name="T10">main</text:span><text:span text:style-name="T31">(</text:span><text:span text:style-name="T7">String</text:span><text:span text:style-name="T31">[] args){<text:line-break/><text:line-break/> <text:s text:c="2"/></text:span><text:span text:style-name="T7">System</text:span><text:span text:style-name="T31">.</text:span><text:span text:style-name="T32">setProperty</text:span><text:span text:style-name="T31">(</text:span><text:span text:style-name="T13">"WebDriver.driver.chrome"</text:span><text:span text:style-name="T31">,</text:span><text:span text:style-name="T13">"C:</text:span><text:span text:style-name="T16">\\</text:span><text:span text:style-name="T13">Users</text:span><text:span text:style-name="T16">\\</text:span><text:span text:style-name="T13">pc</text:span><text:span text:style-name="T16">\\</text:span><text:span text:style-name="T13">Downloads</text:span><text:span text:style-name="T16">\\</text:span><text:span text:style-name="T13">chromedriver_win32</text:span><text:span text:style-name="T16">\\</text:span><text:span text:style-name="T13">chromedriver.exe"</text:span><text:span text:style-name="T31">);<text:line-break/> <text:s text:c="2"/></text:span><text:span text:style-name="T7">WebDriver driver</text:span><text:span text:style-name="T31">=</text:span><text:span text:style-name="T4">new </text:span><text:span text:style-name="T31">ChromeDriver();<text:line-break/> <text:s text:c="2"/></text:span><text:span text:style-name="T7">driver</text:span><text:span text:style-name="T31">.manage().timeouts().implicitlyWait(</text:span><text:span text:style-name="T19">10</text:span><text:span text:style-name="T31">, </text:span><text:span text:style-name="T7">TimeUnit</text:span><text:span text:style-name="T31">.</text:span><text:span text:style-name="T22">SECONDS</text:span><text:span text:style-name="T31">);<text:line-break/> <text:s text:c="2"/></text:span><text:span text:style-name="T7">driver</text:span><text:span text:style-name="T31">.get(</text:span><text:span text:style-name="T13">"http:www.Amazon.in"</text:span><text:span text:style-name="T31">);<text:line-break/> <text:s text:c="2"/></text:span><text:span text:style-name="T7">driver</text:span><text:span text:style-name="T31">.manage().window().maximize();<text:line-break/> <text:s text:c="2"/></text:span><text:span text:style-name="T7">System</text:span><text:span text:style-name="T31">.</text:span><text:span text:style-name="T22">out</text:span><text:span text:style-name="T31">.println(</text:span><text:span text:style-name="T13">"Chrome open"</text:span><text:span text:style-name="T31">);<text:line-break/><text:line-break/> <text:s text:c="2"/></text:span><text:span text:style-name="T33">//Searching iphone 12 and selecting iphone12 64gb</text:span><text:span text:style-name="T27"><text:line-break/><text:line-break/></text:span><text:span text:style-name="T28"> <text:s/></text:span><text:span text:style-name="T7">WebElement iphone12</text:span><text:span text:style-name="T31">= </text:span><text:span text:style-name="T7">driver</text:span><text:span text:style-name="T31">.findElement(</text:span><text:span text:style-name="T7">By</text:span><text:span text:style-name="T31">.</text:span><text:span text:style-name="T32">id</text:span><text:span text:style-name="T31">(</text:span><text:span text:style-name="T13">"twotabsearchtextbox"</text:span><text:span text:style-name="T31">));<text:line-break/> <text:s/></text:span><text:span text:style-name="T7">iphone12</text:span><text:span text:style-name="T31">.sendKeys(</text:span><text:span text:style-name="T13">"iphone12"</text:span><text:span text:style-name="T31">);<text:line-break/> <text:s/></text:span><text:span text:style-name="T7">Actions action</text:span><text:span text:style-name="T31">=</text:span><text:span text:style-name="T4">new </text:span><text:span text:style-name="T31">Actions(</text:span><text:span text:style-name="T7">driver</text:span><text:span text:style-name="T31">);<text:line-break/> <text:s/></text:span><text:span text:style-name="T7">action</text:span><text:span text:style-name="T31">.sendKeys(</text:span><text:span text:style-name="T7">Keys</text:span><text:span text:style-name="T31">.</text:span><text:span text:style-name="T22">ENTER</text:span><text:span text:style-name="T31">).perform();<text:line-break/><text:line-break/> <text:s text:c="6"/></text:span><text:span text:style-name="T7">String parent</text:span><text:span text:style-name="T31">=</text:span><text:span text:style-name="T7">driver</text:span><text:span text:style-name="T31">.getWindowHandle(); </text:span><text:span text:style-name="T33">//Identifying the parent window<text:line-break/></text:span><text:span text:style-name="T27"><text:line-break/></text:span><text:span text:style-name="T28"> <text:s/></text:span><text:span text:style-name="T7">WebElement iphone</text:span><text:span text:style-name="T31">= </text:span><text:span text:style-name="T7">driver</text:span><text:span text:style-name="T31">.findElement(</text:span><text:span text:style-name="T7">By</text:span><text:span text:style-name="T31">.</text:span><text:span text:style-name="T32">xpath</text:span><text:span text:style-name="T31">(</text:span><text:span text:style-name="T13">"//*[@id='search']/div[1]/div[1]/div/span[1]/div[1]/div[6]/div/div/div/div/div/div[2]/div/div/div[1]/h2/a"</text:span><text:span text:style-name="T31">));<text:line-break/> <text:s/></text:span><text:span text:style-name="T7">iphone</text:span><text:span text:style-name="T31">.click();<text:line-break/><text:line-break/> <text:s/></text:span><text:span text:style-name="T7">Set</text:span><text:span text:style-name="T31">&lt;</text:span><text:span text:style-name="T7">String</text:span><text:span text:style-name="T31">&gt; </text:span><text:span text:style-name="T7">newWindow</text:span><text:span text:style-name="T31">=</text:span><text:span text:style-name="T7">driver</text:span><text:span text:style-name="T31">.getWindowHandles(); </text:span><text:span text:style-name="T33">//Identifying the new window which will be opened<text:line-break/></text:span><text:span text:style-name="T27"><text:line-break/></text:span><text:span text:style-name="T28"> <text:s text:c="6"/></text:span><text:span text:style-name="T4">for </text:span><text:span text:style-name="T31">(</text:span><text:span text:style-name="T7">String handles</text:span><text:span text:style-name="T31">: </text:span><text:span text:style-name="T7">newWindow</text:span><text:span text:style-name="T31">) {</text:span></text:p>
      <text:p text:style-name="P2"><text:span text:style-name="T31"><text:line-break/> <text:s text:c="10"/></text:span><text:span text:style-name="T7">driver</text:span><text:span text:style-name="T31">.switchTo().window(</text:span><text:span text:style-name="T7">handles</text:span><text:span text:style-name="T31">);<text:line-break/><text:line-break/> <text:s text:c="6"/>} <text:s/></text:span><text:span text:style-name="T34"><text:s/></text:span><text:span text:style-name="T33">//Switching to the child window by using the forEach block</text:span><text:span text:style-name="T27"><text:line-break/><text:line-break/></text:span><text:span text:style-name="T28"> <text:s text:c="6"/></text:span><text:span text:style-name="T7">String title</text:span><text:span text:style-name="T31">=</text:span><text:span text:style-name="T7">driver</text:span><text:span text:style-name="T31">.getTitle();<text:line-break/> <text:s text:c="6"/></text:span><text:span text:style-name="T7">System</text:span><text:span text:style-name="T31">.</text:span><text:span text:style-name="T22">out</text:span><text:span text:style-name="T31">.println(</text:span><text:span text:style-name="T13">"Title = "</text:span><text:span text:style-name="T31">+</text:span><text:span text:style-name="T7">title</text:span><text:span text:style-name="T31">);<text:line-break/><text:line-break/> <text:s/></text:span><text:span text:style-name="T7">WebElement buyNow</text:span><text:span text:style-name="T31">= </text:span><text:span text:style-name="T7">driver</text:span><text:span text:style-name="T31">.findElement(</text:span><text:span text:style-name="T7">By</text:span><text:span text:style-name="T31">.</text:span><text:span text:style-name="T32">id</text:span><text:span text:style-name="T31">(</text:span><text:span text:style-name="T13">"buy-now-button"</text:span><text:span text:style-name="T31">));<text:line-break/> <text:s/></text:span><text:span text:style-name="T7">buyNow</text:span><text:span text:style-name="T31">.click();<text:line-break/><text:line-break/><text:line-break/><text:line-break/><text:line-break/> <text:s text:c="2"/>}<text:line-break/>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i Shankar</meta:initial-creator>
    <meta:creation-date>2023-07-29T09:47:31.17</meta:creation-date>
    <dc:date>2023-07-29T09:53:09.59</dc:date>
    <dc:creator>Hari Shankar</dc:creator>
    <meta:editing-duration>PT5M39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3" meta:word-count="88" meta:character-count="1379"/>
  </office:meta>
</office:document-meta>
</file>